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automatic-styles>
    <style:style style:family="table-column" style:name="co5">
      <style:table-column-properties fo:break-before="auto" style:column-width="4.697cm"/>
    </style:style>
    <style:style style:family="table-column" style:name="co6">
      <style:table-column-properties fo:break-before="auto" style:column-width="1.27cm"/>
    </style:style>
    <style:style style:family="table-column" style:name="co3">
      <style:table-column-properties fo:break-before="auto" style:column-width="2.267cm"/>
    </style:style>
    <style:style style:family="table-column" style:name="co4">
      <style:table-column-properties fo:break-before="auto" style:column-width="13.785cm"/>
    </style:style>
    <style:style style:family="table-column" style:name="co7">
      <style:table-column-properties fo:break-before="auto" style:column-width="4.059cm"/>
    </style:style>
    <style:style style:family="table-column" style:name="co8">
      <style:table-column-properties fo:break-before="auto" style:column-width="4.225cm"/>
    </style:style>
    <style:style style:family="table-row" style:name="ro2">
      <style:table-row-properties fo:break-before="auto" style:row-height="0.487cm" style:use-optimal-row-height="true"/>
    </style:style>
    <style:style style:family="table-row" style:name="ro10">
      <style:table-row-properties fo:break-before="auto" style:row-height="8.749cm" style:use-optimal-row-height="false"/>
    </style:style>
    <style:style style:family="table-row" style:name="ro5">
      <style:table-row-properties fo:break-before="auto" style:row-height="0.452cm" style:use-optimal-row-height="true"/>
    </style:style>
    <style:style style:family="table-row" style:name="ro6">
      <style:table-row-properties fo:break-before="auto" style:row-height="0.951cm" style:use-optimal-row-height="false"/>
    </style:style>
    <style:style style:family="table-row" style:name="ro7">
      <style:table-row-properties fo:break-before="auto" style:row-height="0.478cm" style:use-optimal-row-height="true"/>
    </style:style>
    <style:style style:family="table-row" style:name="ro8">
      <style:table-row-properties fo:break-before="auto" style:row-height="1.09cm" style:use-optimal-row-height="false"/>
    </style:style>
    <style:style style:family="table-row" style:name="ro9">
      <style:table-row-properties fo:break-before="auto" style:row-height="0.788cm" style:use-optimal-row-height="false"/>
    </style:style>
    <style:style style:family="table-row" style:name="ro11">
      <style:table-row-properties fo:break-before="auto" style:row-height="0.482cm" style:use-optimal-row-height="true"/>
    </style:style>
    <style:style style:family="table-row" style:name="ro12">
      <style:table-row-properties fo:break-before="auto" style:row-height="0.894cm" style:use-optimal-row-height="true"/>
    </style:style>
    <style:style style:family="table-row" style:name="ro13">
      <style:table-row-properties fo:break-before="auto" style:row-height="0.811cm" style:use-optimal-row-height="false"/>
    </style:style>
    <style:style style:family="table-row" style:name="ro14">
      <style:table-row-properties fo:break-before="auto" style:row-height="0.766cm" style:use-optimal-row-height="false"/>
    </style:style>
    <style:style style:family="table-row" style:name="ro15">
      <style:table-row-properties fo:break-before="auto" style:row-height="0.834cm" style:use-optimal-row-height="false"/>
    </style:style>
    <style:style style:family="table-row" style:name="ro16">
      <style:table-row-properties fo:break-before="auto" style:row-height="0.506cm" style:use-optimal-row-height="true"/>
    </style:style>
    <style:style style:family="table-row" style:name="ro17">
      <style:table-row-properties fo:break-before="auto" style:row-height="0.931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0" style:parent-style-name="Default">
      <style:table-cell-properties fo:background-color="#000000" style:repeat-content="false" style:text-align-source="fix" style:vertical-align="middle"/>
      <style:paragraph-properties fo:text-align="center"/>
      <style:text-properties fo:font-weight="bold" style:font-weight-asian="bold" style:font-weight-complex="bold" style:text-position=""/>
    </style:style>
    <style:style style:family="table-cell" style:name="ce8" style:parent-style-name="Default">
      <style:table-cell-properties fo:background-color="#000000"/>
      <style:text-properties fo:font-weight="bold" style:font-weight-asian="bold" style:font-weight-complex="bold" style:text-position=""/>
    </style:style>
    <style:style style:family="table-cell" style:name="ce9" style:parent-style-name="Default">
      <style:table-cell-properties fo:wrap-option="no-wrap" style:direction="ttb"/>
      <style:text-properties fo:hyphenate="false" style:text-position=""/>
    </style:style>
    <style:style style:family="table-cell" style:name="ce4" style:parent-style-name="Default">
      <style:table-cell-properties fo:background-color="#ffd320" style:vertical-align="middle"/>
      <style:text-properties fo:font-size="12pt" fo:font-weight="bold" style:font-size-asian="12pt" style:font-size-complex="12pt" style:font-weight-asian="bold" style:font-weight-complex="bold"/>
    </style:style>
    <style:style style:family="table-cell" style:name="ce5" style:parent-style-name="Default">
      <style:text-properties fo:font-weight="bold" style:font-weight-asian="bold" style:font-weight-complex="bold"/>
    </style:style>
    <style:style style:family="table-cell" style:name="ce6" style:parent-style-name="Default">
      <style:text-properties fo:color="#ffffff"/>
    </style:style>
    <style:style style:family="table-cell" style:name="ce7" style:parent-style-name="Default">
      <style:table-cell-properties fo:background-color="#ffd320" style:vertical-align="middle"/>
      <style:text-properties fo:font-size="12pt" style:font-size-asian="12pt" style:font-size-complex="12pt"/>
    </style:style>
    <style:style style:family="table-cell" style:name="ce11" style:parent-style-name="Default">
      <style:table-cell-properties fo:padding-bottom="0.049cm" fo:padding-left="0.035cm" fo:padding-right="0.035cm" fo:padding-top="0.049cm" fo:wrap-option="wrap" style:repeat-content="true" style:text-align-source="fix" style:vertical-align="justify" style:vertical-justify="distribute"/>
      <style:paragraph-properties fo:text-align="start"/>
    </style:style>
    <style:style style:family="table-cell" style:name="ce12" style:parent-style-name="Default">
      <style:table-cell-properties fo:background-color="#000000" fo:padding-bottom="0.049cm" fo:padding-left="0.035cm" fo:padding-right="0.035cm" fo:padding-top="0.049cm" fo:wrap-option="wrap" style:repeat-content="false" style:text-align-source="fix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  <style:style style:family="table-cell" style:name="ce13" style:parent-style-name="Default">
      <style:table-cell-properties fo:background-color="#000000" style:repeat-content="false" style:text-align-source="fix" style:vertical-align="middle" style:vertical-justify="auto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table table:name="detalle" table:style-name="ta1">
        <table:table-column table:default-cell-style-name="Default" table:style-name="co3"/>
        <table:table-column table:default-cell-style-name="Default" table:style-name="co4"/>
        <table:table-column table:default-cell-style-name="Default" table:style-name="co3"/>
        <table:table-column table:default-cell-style-name="Default" table:style-name="co7"/>
        <table:table-column table:default-cell-style-name="Default" table:style-name="co3"/>
        <table:table-column table:default-cell-style-name="Default" table:style-name="co8"/>
        <table:table-column table:default-cell-style-name="Default" table:number-columns-repeated="8" table:style-name="co3"/>
        <table:table-row table:style-name="ro6">
          <table:table-cell office:value-type="string" table:style-name="ce4">
            <text:p>Sección 1:</text:p>
          </table:table-cell>
          <table:table-cell office:value-type="string" table:style-name="ce7">
            <text:p>Ambiente general</text:p>
          </table:table-cell>
          <table:table-cell table:number-columns-repeated="4" table:style-name="ce7"/>
          <table:table-cell table:number-columns-repeated="8"/>
        </table:table-row>
        <table:table-row table:style-name="ro7">
          <table:table-cell office:value-type="string" table:style-name="ce5">
            <text:p>Escala 1</text:p>
          </table:table-cell>
          <table:table-cell office:value-type="string">
            <text:p>Sucesos de la vida</text:p>
          </table:table-cell>
          <table:table-cell table:number-columns-repeated="12"/>
        </table:table-row>
        <table:table-row table:style-name="ro8">
          <table:table-cell/>
          <table:table-cell office:value-type="string" table:style-name="ce11">
            <text:p>Piense en el año pasado. En la lista siguiente indique cánta aflicción le causó cada uno de los sucesos de trabajo y personales que se anotan</text:p>
          </table:table-cell>
          <table:table-cell table:number-columns-repeated="12"/>
        </table:table-row>
        <table:table-row table:style-name="ro9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cho</text:p>
          </table:table-cell>
          <table:table-cell office:value-type="string" table:style-name="ce13">
            <text:p>Moderado</text:p>
          </table:table-cell>
          <table:table-cell office:value-type="string" table:style-name="ce13">
            <text:p>Poco</text:p>
          </table:table-cell>
          <table:table-cell office:value-type="string" table:style-name="ce13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spedido o renunció o es jubiló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uevo empleo o compañí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uevo tipo de trabajo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duccion o reorganización en la compañ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lgún otro cambio en el trabajo, no incluido en la lista anterior que le produjo angust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érdida económica o reducción de ingres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erto de un amigo intimo o miembro de famil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danza o trasl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 separación o divor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 matrimon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mpró una nueva ca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ue víctima de un crim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acimiento de un hijo, adopción, hijastros u otras personas agregadas al hog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mplicación en sistema judici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ria enfermedad personal o heri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ria enfermedad o lesiones de un amigo íntimo o miembro de la famil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umento de responsabilidades de cuidar de un pariente viejo o inváli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lquier otro cambio no incluido en la lista anterior que le produjo angust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5:.C22])" table:style-name="ce12">
            <text:p>0</text:p>
          </table:table-cell>
          <table:table-cell office:value="0" office:value-type="float" table:formula="of:=SUM([.D5:.D22])" table:style-name="ce12">
            <text:p>0</text:p>
          </table:table-cell>
          <table:table-cell office:value="0" office:value-type="float" table:formula="of:=SUM([.E5:.E22])" table:style-name="ce12">
            <text:p>0</text:p>
          </table:table-cell>
          <table:table-cell office:value="0" office:value-type="float" table:formula="of:=SUM([.F5:.F22])" table:style-name="ce12">
            <text:p>0</text:p>
          </table:table-cell>
          <table:table-cell office:value="0" office:value-type="float" table:formula="of:=SUM([.C23:.F23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cho</text:p>
          </table:table-cell>
          <table:table-cell office:value-type="string" table:style-name="ce13">
            <text:p>Moderado</text:p>
          </table:table-cell>
          <table:table-cell office:value-type="string" table:style-name="ce13">
            <text:p>Poco</text:p>
          </table:table-cell>
          <table:table-cell office:value-type="string" table:style-name="ce13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guridad del emple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el jefe inmedia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ambio de prioridades en e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compañeros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Oportunidad de avanzar y desarrollars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xeso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trol de la carga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alta de flexibilidad para hacer frente a emergencias de familia o personales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avorismo o injusticia en politicas de contratación y ascensos en e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stante vigilancia de su desempeño en el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rabajo aburrido o poca interesant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pecial reconocimiento o premio en su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ión por conflicto de fechas limit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éridida de devoción a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e siente aprisionado en el papeleo e incapaz de realizar cosa algu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elxibilidad de horas de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l transporte de ida y regreso a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8:.C44])" table:style-name="ce12">
            <text:p>0</text:p>
          </table:table-cell>
          <table:table-cell office:value="0" office:value-type="float" table:formula="of:=SUM([.D28:.D44])" table:style-name="ce12">
            <text:p>0</text:p>
          </table:table-cell>
          <table:table-cell office:value="0" office:value-type="float" table:formula="of:=SUM([.E28:.E44])" table:style-name="ce12">
            <text:p>0</text:p>
          </table:table-cell>
          <table:table-cell office:value="0" office:value-type="float" table:formula="of:=SUM([.F28:.F44])" table:style-name="ce12">
            <text:p>0</text:p>
          </table:table-cell>
          <table:table-cell office:value="0" office:value-type="float" table:formula="of:=SUM([.C45:.F45])" table:style-name="ce12">
            <text:p>0</text:p>
          </table:table-cell>
          <table:table-cell/>
          <table:table-cell office:value-type="string" table:style-name="ce12">
            <text:p>Total</text:p>
          </table:table-cell>
          <table:table-cell office:value="0" office:value-type="float" table:formula="of:=SUM([.C27:.C44])" table:style-name="ce12">
            <text:p>0</text:p>
          </table:table-cell>
          <table:table-cell office:value="0" office:value-type="float" table:formula="of:=SUM([.D27:.D44])" table:style-name="ce12">
            <text:p>0</text:p>
          </table:table-cell>
          <table:table-cell office:value="0" office:value-type="float" table:formula="of:=SUM([.E27:.E44])" table:style-name="ce12">
            <text:p>0</text:p>
          </table:table-cell>
          <table:table-cell office:value="0" office:value-type="float" table:formula="of:=SUM([.F27:.F44])" table:style-name="ce12">
            <text:p>0</text:p>
          </table:table-cell>
          <table:table-cell office:value="0" office:value-type="float" table:formula="of:=SUM([.J45:.M45])" table:style-name="ce12">
            <text:p>0</text:p>
          </table:table-cell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cho</text:p>
          </table:table-cell>
          <table:table-cell office:value-type="string" table:style-name="ce13">
            <text:p>Moderado</text:p>
          </table:table-cell>
          <table:table-cell office:value-type="string" table:style-name="ce13">
            <text:p>Poco</text:p>
          </table:table-cell>
          <table:table-cell office:value-type="string" table:style-name="ce13">
            <text:p>Nada / No ocurrió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ificultades Financier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umento de responsabilidades de cuidar de un adulto viejo o un pariente inváli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savenencia con socio o cónyug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ianza de un hi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tar separar separado del marido o la espo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terioro de la salud person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contrar quién cuide del niño, o problemas con actual situación de dicho cuid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tiene tiempo suficiente para pasar con los que están más cerca de usted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cindario peligroso o no segu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laciones con un pariente íntimo (padres,hermanos, yernos)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flictos sexuales o frusta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flicto trabajo-famili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oledad o falta de intimidad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estiones de fecundidad o reproduccc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50:.C63])" table:style-name="ce12">
            <text:p>0</text:p>
          </table:table-cell>
          <table:table-cell office:value="0" office:value-type="float" table:formula="of:=SUM([.D50:.D63])" table:style-name="ce12">
            <text:p>0</text:p>
          </table:table-cell>
          <table:table-cell office:value="0" office:value-type="float" table:formula="of:=SUM([.E50:.E63])" table:style-name="ce12">
            <text:p>0</text:p>
          </table:table-cell>
          <table:table-cell office:value="0" office:value-type="float" table:formula="of:=SUM([.F50:.F63])" table:style-name="ce12">
            <text:p>0</text:p>
          </table:table-cell>
          <table:table-cell office:value="0" office:value-type="float" table:formula="of:=SUM([.C64:.F64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3">
          <table:table-cell office:value-type="string" table:style-name="ce4">
            <text:p>Sección 2:</text:p>
          </table:table-cell>
          <table:table-cell office:value-type="string" table:style-name="ce7">
            <text:p>Conocimiento emocional</text:p>
          </table:table-cell>
          <table:table-cell table:number-columns-repeated="4" table:style-name="ce7"/>
          <table:table-cell table:number-columns-repeated="8"/>
        </table:table-row>
        <table:table-row table:style-name="ro7">
          <table:table-cell office:value-type="string" table:style-name="ce5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nombrar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aprendido mucha acerca de mi mismo escuchando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oy consiente de mis sentimientos la mayor parte del timp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uendo me estoy alteran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stoy triste, sé por qué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juzgo a mi mismo por la manera como creo que los demás me ven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ozo de mi vida emosion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asustan las personas que muestran fuertes emocion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veces quiciera ser otra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to atención a mi estado físico para entender mis sentimien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epto mis sentimientos como propi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70:.C80])" table:style-name="ce12">
            <text:p>0</text:p>
          </table:table-cell>
          <table:table-cell office:value="0" office:value-type="float" table:formula="of:=SUM([.D70:.D80])" table:style-name="ce12">
            <text:p>0</text:p>
          </table:table-cell>
          <table:table-cell office:value="0" office:value-type="float" table:formula="of:=SUM([.E70:.E80])" table:style-name="ce12">
            <text:p>0</text:p>
          </table:table-cell>
          <table:table-cell office:value="0" office:value-type="float" table:formula="of:=SUM([.F70:.F80])" table:style-name="ce12">
            <text:p>0</text:p>
          </table:table-cell>
          <table:table-cell office:value="0" office:value-type="float" table:formula="of:=SUM([.C81:.F81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cuándo están haciendo un buen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xpreso mis emociones aún cuando sean negativ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lo que quiero y lo que necesito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amigos íntimos dirían que yo expreso mi aprecio por ell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ado mis sentimientos para mí sol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es hago saber a los demás cuando sentimiento desagradables intervienen en la manera como tabajam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pedir ayuda cuando la necesit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l tratar con los demás puedo percibir como se sient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ría cualquier cosa por no parecer tonto ante mis compañer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86:.C94])" table:style-name="ce12">
            <text:p>0</text:p>
          </table:table-cell>
          <table:table-cell office:value="0" office:value-type="float" table:formula="of:=SUM([.D86:.D94])" table:style-name="ce12">
            <text:p>0</text:p>
          </table:table-cell>
          <table:table-cell office:value="0" office:value-type="float" table:formula="of:=SUM([.E86:.E94])" table:style-name="ce12">
            <text:p>0</text:p>
          </table:table-cell>
          <table:table-cell office:value="0" office:value-type="float" table:formula="of:=SUM([.F86:.F94])" table:style-name="ce12">
            <text:p>0</text:p>
          </table:table-cell>
          <table:table-cell office:value="0" office:value-type="float" table:formula="of:=SUM([.C95:.F95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conocer las emociones de otros mirandolos a los oj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hablar con personas que no comparten mis puntos de vist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oncentro de las cualidades positivas de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ara vez siento ganas de reñir a ot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cómo se sentirán los demás antes de expresar mi opin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 cualquiera que hablo siempre lo escucho con atenc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resentir el ánimo de un grupo cuando entro en un sal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puedo hacer que personas que acabo de conocer hablen de si mism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"leer entre líneas " cuando alguien está hablan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eneralmente sé como piensan los demás sobre mí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resentir los sentimientos de una persona aunque no lo exprese con palabr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ambio mi expresión emocional según la persona con quien esté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uando un amigo está preocup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00:.C112])" table:style-name="ce12">
            <text:p>0</text:p>
          </table:table-cell>
          <table:table-cell office:value="0" office:value-type="float" table:formula="of:=SUM([.D100:.D112])" table:style-name="ce12">
            <text:p>0</text:p>
          </table:table-cell>
          <table:table-cell office:value="0" office:value-type="float" table:formula="of:=SUM([.E100:.E112])" table:style-name="ce12">
            <text:p>0</text:p>
          </table:table-cell>
          <table:table-cell office:value="0" office:value-type="float" table:formula="of:=SUM([.F100:.F112])" table:style-name="ce12">
            <text:p>0</text:p>
          </table:table-cell>
          <table:table-cell office:value="0" office:value-type="float" table:formula="of:=SUM([.C113:.F113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4">
          <table:table-cell office:value-type="string" table:style-name="ce4">
            <text:p>Sección 3:</text:p>
          </table:table-cell>
          <table:table-cell office:value-type="string" table:style-name="ce7">
            <text:p>Competencias de CE</text:p>
          </table:table-cell>
          <table:table-cell table:number-columns-repeated="4" table:style-name="ce7"/>
          <table:table-cell table:number-columns-repeated="8"/>
        </table:table-row>
        <table:table-row table:style-name="ro7">
          <table:table-cell office:value-type="string" table:style-name="ce5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excluir toda distracción cuando tengo que concentrarme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Generalmente termino lo que comienz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decir que no cuando es neces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recompenzarme a mí mismo después de alcanzar una me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hacer a un lado las recompenzas a corto plazo a cambio de una meta a largo plaz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concentrarme completamente en una tarea cuando es neces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go cosas que después me arrepient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epto la responsabilidad de manejar mis emo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me veo con un preblema me gusta despacharlo lo más pronto posibl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qué es lo que quiero antes de actuar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aplazar mi satisfacción personal a cambio de una meta más grand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stoy de mal humor puedo superarlo hablando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da rabia cuando me critican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sé cuál es el origen en mi emfado en muchas situacion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19:.C132])" table:style-name="ce12">
            <text:p>0</text:p>
          </table:table-cell>
          <table:table-cell office:value="0" office:value-type="float" table:formula="of:=SUM([.D119:.D132])" table:style-name="ce12">
            <text:p>0</text:p>
          </table:table-cell>
          <table:table-cell office:value="0" office:value-type="float" table:formula="of:=SUM([.E119:.E132])" table:style-name="ce12">
            <text:p>0</text:p>
          </table:table-cell>
          <table:table-cell office:value="0" office:value-type="float" table:formula="of:=SUM([.F119:.F132])" table:style-name="ce12">
            <text:p>0</text:p>
          </table:table-cell>
          <table:table-cell office:value="0" office:value-type="float" table:formula="of:=SUM([.C133:.F133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recomendado proyectos novedosos a mi compañía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articipo en compartir información e ide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ueño con el futuro para ayduarme a pensar hacia dónde voy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mejores ideas me vienen cuando no estoy pensando en ell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ideas brillantes que me han venido de pronto y ya completamente forma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un buen sentido de cuándo las ideas tendrán éxito o fracasará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fascinan los conceptos nuevos e inusua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e implementado proyectos novedosos en mi compañí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entusiasman las ideas y soluciones nuev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desempeño bien haciendo tormentas de ideas para generar opciones sobre un problem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38:.C147])" table:style-name="ce12">
            <text:p>0</text:p>
          </table:table-cell>
          <table:table-cell office:value="0" office:value-type="float" table:formula="of:=SUM([.D138:.D147])" table:style-name="ce12">
            <text:p>0</text:p>
          </table:table-cell>
          <table:table-cell office:value="0" office:value-type="float" table:formula="of:=SUM([.E138:.E147])" table:style-name="ce12">
            <text:p>0</text:p>
          </table:table-cell>
          <table:table-cell office:value="0" office:value-type="float" table:formula="of:=SUM([.F138:.F147])" table:style-name="ce12">
            <text:p>0</text:p>
          </table:table-cell>
          <table:table-cell office:value="0" office:value-type="float" table:formula="of:=SUM([.C148:.F148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acionar depués de haberme sentido desiluciona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realizar lo que necesito si me dedico a el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Obstáculos o problemas en mi vida han producido cambios inesperados para mejor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cuento fácil esperar con paciencia cuando es meces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iempre hay más de una respuesta correc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cómo dar satisfacción a todas las partes de mí mism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me gusta dejar para mañana lo que se pueda hacer hoy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mo ensayar otra vez una cosa que ya me ha fallado ant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enso que hay problemas por los cuales no vale la pena preocuparse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me despreocupo cuando la tensión aumen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ver al aspecto humorístico de las situaci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menudo dejo una cosa a un lado por un tiempo para obtener una nueva perspectiv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encuentro un problema me consentro en qué se puede hacer para resolver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53:.C165])" table:style-name="ce12">
            <text:p>0</text:p>
          </table:table-cell>
          <table:table-cell office:value="0" office:value-type="float" table:formula="of:=SUM([.D153:.D165])" table:style-name="ce12">
            <text:p>0</text:p>
          </table:table-cell>
          <table:table-cell office:value="0" office:value-type="float" table:formula="of:=SUM([.E153:.E165])" table:style-name="ce12">
            <text:p>0</text:p>
          </table:table-cell>
          <table:table-cell office:value="0" office:value-type="float" table:formula="of:=SUM([.F153:.F165])" table:style-name="ce12">
            <text:p>0</text:p>
          </table:table-cell>
          <table:table-cell office:value="0" office:value-type="float" table:formula="of:=SUM([.C166:.F166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lamentarme cuando pierdo algo que es muy importante para mi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siento incómodo cuando alguien se acerca demasiado a mí emocionalmen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varios amigos con quienes puedo contar en caso de dificultad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estro indicador1 amor y afecto a mis amig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tengo un poblema, sé a quién acudir o qué hacer para ayudar a resolver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creencias y valores guían mi conducta diari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 familia está siempre conmigo cuando la necesi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udo de que mis colegas realmente me aprecien como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hacer amistad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ara vez llor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71:.C180])" table:style-name="ce12">
            <text:p>0</text:p>
          </table:table-cell>
          <table:table-cell office:value="0" office:value-type="float" table:formula="of:=SUM([.D171:.D180])" table:style-name="ce12">
            <text:p>0</text:p>
          </table:table-cell>
          <table:table-cell office:value="0" office:value-type="float" table:formula="of:=SUM([.E171:.E180])" table:style-name="ce12">
            <text:p>0</text:p>
          </table:table-cell>
          <table:table-cell office:value="0" office:value-type="float" table:formula="of:=SUM([.F171:.F180])" table:style-name="ce12">
            <text:p>0</text:p>
          </table:table-cell>
          <table:table-cell office:value="0" office:value-type="float" table:formula="of:=SUM([.C181:.F181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contradecir con eficacia para producir un camb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expresaría mis sentimientos si creyera que con ello causaría un desacuer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 el fondo, yo sólo puedo confiar en mí mismo para hacer las cos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ermanezo en calma aun en situaciones en que los demás se irrita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 mejor no alborotar problemas si se pueden evita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cuesta trabajo obtener consenso de mi equipo de trabaj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ido retroinformación a mis colegas sobre mi rendimien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habilidad para organizar y motivar grupos de person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sta hacer frente a los problemas en el trabajo y resolverl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scucho la crítica con mente abierta y la acepto cuando es just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Dejo que las cosas crezcan hasta el punto crítico antes de hablar de ell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nado hago un comentario crítico, me concentro en la conducta y no en la per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vito las disput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186:.C198])" table:style-name="ce12">
            <text:p>0</text:p>
          </table:table-cell>
          <table:table-cell office:value="0" office:value-type="float" table:formula="of:=SUM([.D186:.D198])" table:style-name="ce12">
            <text:p>0</text:p>
          </table:table-cell>
          <table:table-cell office:value="0" office:value-type="float" table:formula="of:=SUM([.E186:.E198])" table:style-name="ce12">
            <text:p>0</text:p>
          </table:table-cell>
          <table:table-cell office:value="0" office:value-type="float" table:formula="of:=SUM([.F186:.F198])" table:style-name="ce12">
            <text:p>0</text:p>
          </table:table-cell>
          <table:table-cell office:value="0" office:value-type="float" table:formula="of:=SUM([.C199:.F199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5">
          <table:table-cell office:value-type="string" table:style-name="ce4">
            <text:p>Sección 4:</text:p>
          </table:table-cell>
          <table:table-cell office:value-type="string" table:style-name="ce7">
            <text:p>Valores de CE y Creencias</text:p>
          </table:table-cell>
          <table:table-cell table:number-columns-repeated="4" table:style-name="ce7"/>
          <table:table-cell table:number-columns-repeated="8"/>
        </table:table-row>
        <table:table-row table:style-name="ro7">
          <table:table-cell office:value-type="string" table:style-name="ce5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Yo puedo ver la mortificación de los demás, aunque no la mencion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leer las emociones de la gente por sus adema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ctúo con ética en mi trato con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No vacilaría en hacer un esfuerzo extra por ayudar a una persona que esté en dificultad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en cuenta los sentimientos de los demás en mi trato con ell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puedo poner en el lugar de otra per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Hay personas a quienes jamás perdon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perdonarme a mí mismo por no ser perfect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tengo éxito en algo, me parece que podía haberlo hecho mejo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yudo a los demás a quedar bien en situaciones difíci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stantemente me preocupo por mis deficienci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Envidio a los que tienen más que y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05:.C216])" table:style-name="ce12">
            <text:p>0</text:p>
          </table:table-cell>
          <table:table-cell office:value="0" office:value-type="float" table:formula="of:=SUM([.D205:.D216])" table:style-name="ce12">
            <text:p>0</text:p>
          </table:table-cell>
          <table:table-cell office:value="0" office:value-type="float" table:formula="of:=SUM([.E205:.E216])" table:style-name="ce12">
            <text:p>0</text:p>
          </table:table-cell>
          <table:table-cell office:value="0" office:value-type="float" table:formula="of:=SUM([.F205:.F216])" table:style-name="ce12">
            <text:p>0</text:p>
          </table:table-cell>
          <table:table-cell office:value="0" office:value-type="float" table:formula="of:=SUM([.C217:.F217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o el lado bueno de las cos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mo mi vid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Sé que puedo encontrar soluciones a problemas difíci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eo que las cosas generalmente salen bi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tinuamente me he visto frustrado en la vida por la mala suer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e gusta ser el que soy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eo los retos como oportunidades para aprende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Bajo presión estoy seguro de que encontraré una soluc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18:.C229])" table:style-name="ce12">
            <text:p>0</text:p>
          </table:table-cell>
          <table:table-cell office:value="0" office:value-type="float" table:formula="of:=SUM([.D218:.D229])" table:style-name="ce12">
            <text:p>0</text:p>
          </table:table-cell>
          <table:table-cell office:value="0" office:value-type="float" table:formula="of:=SUM([.E218:.E229])" table:style-name="ce12">
            <text:p>0</text:p>
          </table:table-cell>
          <table:table-cell office:value="0" office:value-type="float" table:formula="of:=SUM([.F218:.F229])" table:style-name="ce12">
            <text:p>0</text:p>
          </table:table-cell>
          <table:table-cell office:value="0" office:value-type="float" table:formula="of:=SUM([.C230:.F230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A veces tengo la solución correcta sin tener las razon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is corazoindicador4s suelen ser acertad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Visualizo mis metas futur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uedo ver el producto terminado o el cuadro antes de que estén completo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reo en mis sueños aun cuando otros no los vean ni los entienda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me veo ante una elección difícil, sigo mi coraz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resto atención cuando las cosas no me parecen del todo bie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Una vez que me he decidido, rara vez cambio de opinión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 gente dice que yo soy un visionar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alguien presenta una opinión distinta de la mía, me cuesta trabajo aceptarl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Uso mis reacciones intuitivas para tomar decisiones difícil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35:.C245])" table:style-name="ce12">
            <text:p>0</text:p>
          </table:table-cell>
          <table:table-cell office:value="0" office:value-type="float" table:formula="of:=SUM([.D235:.D245])" table:style-name="ce12">
            <text:p>0</text:p>
          </table:table-cell>
          <table:table-cell office:value="0" office:value-type="float" table:formula="of:=SUM([.E235:.E245])" table:style-name="ce12">
            <text:p>0</text:p>
          </table:table-cell>
          <table:table-cell office:value="0" office:value-type="float" table:formula="of:=SUM([.F235:.F245])" table:style-name="ce12">
            <text:p>0</text:p>
          </table:table-cell>
          <table:table-cell office:value="0" office:value-type="float" table:formula="of:=SUM([.C246:.F246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odos se aprovecharía de mí si yo los dejar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onfío en los demás hasta que tenga razones para no confia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Tengo indicador1 cuidado para decidirme a confiar en una perso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Respeto a mis colega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Las personas a quienes trato son dignas de confianz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Parece que yo siempre salgo defraud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Muy indicador3 en la vida es justo o equitativ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algo no funciona, yo trato de presentar un plan altern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Cuando conozco a una persona nueva, descubro muy indicador3 de información personal sobre mí mism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51:.C260])" table:style-name="ce12">
            <text:p>0</text:p>
          </table:table-cell>
          <table:table-cell office:value="0" office:value-type="float" table:formula="of:=SUM([.D251:.D260])" table:style-name="ce12">
            <text:p>0</text:p>
          </table:table-cell>
          <table:table-cell office:value="0" office:value-type="float" table:formula="of:=SUM([.E251:.E260])" table:style-name="ce12">
            <text:p>0</text:p>
          </table:table-cell>
          <table:table-cell office:value="0" office:value-type="float" table:formula="of:=SUM([.F251:.F260])" table:style-name="ce12">
            <text:p>0</text:p>
          </table:table-cell>
          <table:table-cell office:value="0" office:value-type="float" table:formula="of:=SUM([.C261:.F261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 office:value="187" office:value-type="float" table:style-name="ce6">
            <text:p>187</text:p>
          </table:table-cell>
          <table:table-cell office:value-type="string">
            <text:p>Yo puedo lograr que las cosas se haga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188" office:value-type="float" table:style-name="ce6">
            <text:p>188</text:p>
          </table:table-cell>
          <table:table-cell office:value-type="string">
            <text:p>La suerte hace un papel muy importante en mi vi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89" office:value-type="float" table:style-name="ce6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0" office:value-type="float" table:style-name="ce6">
            <text:p>190</text:p>
          </table:table-cell>
          <table:table-cell office:value-type="string">
            <text:p>Las circunstancias están fuera de mi control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1" office:value-type="float" table:style-name="ce6">
            <text:p>191</text:p>
          </table:table-cell>
          <table:table-cell office:value-type="string">
            <text:p>Necesito reconomiento de los demás para que mi trabajo valga la pen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2" office:value-type="float" table:style-name="ce6">
            <text:p>192</text:p>
          </table:table-cell>
          <table:table-cell office:value-type="string">
            <text:p>Es fácil que los demás gusten de mí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193" office:value-type="float" table:style-name="ce6">
            <text:p>193</text:p>
          </table:table-cell>
          <table:table-cell office:value-type="string">
            <text:p>Me cuesta indicador1 trabajo aceptar cumplid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4" office:value-type="float" table:style-name="ce6">
            <text:p>194</text:p>
          </table:table-cell>
          <table:table-cell office:value-type="string">
            <text:p>Tengo la habilidad de conseguir lo que quier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195" office:value-type="float" table:style-name="ce6">
            <text:p>195</text:p>
          </table:table-cell>
          <table:table-cell office:value-type="string">
            <text:p>Siento que controlo mi vid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196" office:value-type="float" table:style-name="ce6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7" office:value-type="float" table:style-name="ce6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198" office:value-type="float" table:style-name="ce6">
            <text:p>198</text:p>
          </table:table-cell>
          <table:table-cell office:value-type="string">
            <text:p>Me gusta encargarme de una cos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199" office:value-type="float" table:style-name="ce6">
            <text:p>199</text:p>
          </table:table-cell>
          <table:table-cell office:value-type="string">
            <text:p>Yo sé lo que quiero y lo busc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66:.C278])" table:style-name="ce12">
            <text:p>0</text:p>
          </table:table-cell>
          <table:table-cell office:value="0" office:value-type="float" table:formula="of:=SUM([.D266:.D278])" table:style-name="ce12">
            <text:p>0</text:p>
          </table:table-cell>
          <table:table-cell office:value="0" office:value-type="float" table:formula="of:=SUM([.E266:.E278])" table:style-name="ce12">
            <text:p>0</text:p>
          </table:table-cell>
          <table:table-cell office:value="0" office:value-type="float" table:formula="of:=SUM([.F266:.F278])" table:style-name="ce12">
            <text:p>0</text:p>
          </table:table-cell>
          <table:table-cell office:value="0" office:value-type="float" table:formula="of:=SUM([.C279:.F279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7">
          <table:table-cell office:value="201" office:value-type="float" table:style-name="ce6">
            <text:p>201</text:p>
          </table:table-cell>
          <table:table-cell office:value-type="string">
            <text:p>Cuando cometo un error estoy dispuesto a reconocerl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202" office:value-type="float" table:style-name="ce6">
            <text:p>202</text:p>
          </table:table-cell>
          <table:table-cell office:value-type="string">
            <text:p>Siento que estoy engañando a los demá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03" office:value-type="float" table:style-name="ce6">
            <text:p>203</text:p>
          </table:table-cell>
          <table:table-cell office:value-type="string">
            <text:p>Si no me apasionara mi trabajo, cambiaría de ofici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204" office:value-type="float" table:style-name="ce6">
            <text:p>204</text:p>
          </table:table-cell>
          <table:table-cell office:value-type="string">
            <text:p>Mi oficio es una extensión de mi sistema personal de valor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205" office:value-type="float" table:style-name="ce6">
            <text:p>205</text:p>
          </table:table-cell>
          <table:table-cell office:value-type="string">
            <text:p>Jamás digo una mentir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206" office:value-type="float" table:style-name="ce6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07" office:value-type="float" table:style-name="ce6">
            <text:p>207</text:p>
          </table:table-cell>
          <table:table-cell office:value-type="string">
            <text:p>Exagero mis habilidades para poder avanza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08" office:value-type="float" table:style-name="ce6">
            <text:p>208</text:p>
          </table:table-cell>
          <table:table-cell office:value-type="string">
            <text:p>Digo la verdad aun cuando sea difíci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7">
          <table:table-cell office:value="209" office:value-type="float" table:style-name="ce6">
            <text:p>209</text:p>
          </table:table-cell>
          <table:table-cell office:value-type="string">
            <text:p>He hecho en mi oficio cosas contrarias a mis principi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284:.C292])" table:style-name="ce12">
            <text:p>0</text:p>
          </table:table-cell>
          <table:table-cell office:value="0" office:value-type="float" table:formula="of:=SUM([.D284:.D292])" table:style-name="ce12">
            <text:p>0</text:p>
          </table:table-cell>
          <table:table-cell office:value="0" office:value-type="float" table:formula="of:=SUM([.E284:.E292])" table:style-name="ce12">
            <text:p>0</text:p>
          </table:table-cell>
          <table:table-cell office:value="0" office:value-type="float" table:formula="of:=SUM([.F284:.F292])" table:style-name="ce12">
            <text:p>0</text:p>
          </table:table-cell>
          <table:table-cell office:value="0" office:value-type="float" table:formula="of:=SUM([.C293:.F293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Nunca</text:p>
          </table:table-cell>
          <table:table-cell office:value-type="string" table:style-name="ce13">
            <text:p>1 ó 2 veces al mes</text:p>
          </table:table-cell>
          <table:table-cell office:value-type="string" table:style-name="ce13">
            <text:p>Todas las semanas</text:p>
          </table:table-cell>
          <table:table-cell office:value-type="string" table:style-name="ce13">
            <text:p>Casi todos los dias</text:p>
          </table:table-cell>
          <table:table-cell table:number-columns-repeated="8"/>
        </table:table-row>
        <table:table-row table:style-name="ro7">
          <table:table-cell office:value="210" office:value-type="float" table:style-name="ce6">
            <text:p>210</text:p>
          </table:table-cell>
          <table:table-cell office:value-type="string">
            <text:p>Dolor de espal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office:value-type="string" table:style-name="ce5">
            <text:p>Síntomas físicos</text:p>
          </table:table-cell>
          <table:table-cell table:number-columns-repeated="7"/>
        </table:table-row>
        <table:table-row table:style-name="ro7">
          <table:table-cell office:value="211" office:value-type="float" table:style-name="ce6">
            <text:p>211</text:p>
          </table:table-cell>
          <table:table-cell office:value-type="string">
            <text:p>Poblemas de peso (pérdida o exceso de peso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2" office:value-type="float" table:style-name="ce6">
            <text:p>212</text:p>
          </table:table-cell>
          <table:table-cell office:value-type="string">
            <text:p>Dolores de cabez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3" office:value-type="float" table:style-name="ce6">
            <text:p>213</text:p>
          </table:table-cell>
          <table:table-cell office:value-type="string">
            <text:p>Jaquec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4" office:value-type="float" table:style-name="ce6">
            <text:p>214</text:p>
          </table:table-cell>
          <table:table-cell office:value-type="string">
            <text:p>Catarros o problemas respiratori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5" office:value-type="float" table:style-name="ce6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6" office:value-type="float" table:style-name="ce6">
            <text:p>216</text:p>
          </table:table-cell>
          <table:table-cell office:value-type="string">
            <text:p>Dolor de pech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7" office:value-type="float" table:style-name="ce6">
            <text:p>217</text:p>
          </table:table-cell>
          <table:table-cell office:value-type="string">
            <text:p>Dolores inexplicabl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8" office:value-type="float" table:style-name="ce6">
            <text:p>218</text:p>
          </table:table-cell>
          <table:table-cell office:value-type="string">
            <text:p>Otros dolores crónicos no anotados en la lista anterior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19" office:value-type="float" table:style-name="ce6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office:value-type="string" table:style-name="ce5">
            <text:p>Síntomas de conducta</text:p>
          </table:table-cell>
          <table:table-cell table:number-columns-repeated="7"/>
        </table:table-row>
        <table:table-row table:style-name="ro7">
          <table:table-cell office:value="220" office:value-type="float" table:style-name="ce6">
            <text:p>220</text:p>
          </table:table-cell>
          <table:table-cell office:value-type="string">
            <text:p>Fum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1" office:value-type="float" table:style-name="ce6">
            <text:p>221</text:p>
          </table:table-cell>
          <table:table-cell office:value-type="string">
            <text:p>Tomo calmant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2" office:value-type="float" table:style-name="ce6">
            <text:p>222</text:p>
          </table:table-cell>
          <table:table-cell office:value-type="string">
            <text:p>Tomo aspirina u otros analgésico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3" office:value-type="float" table:style-name="ce6">
            <text:p>223</text:p>
          </table:table-cell>
          <table:table-cell office:value-type="string">
            <text:p>Tomo otras drog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4" office:value-type="float" table:style-name="ce6">
            <text:p>224</text:p>
          </table:table-cell>
          <table:table-cell office:value-type="string">
            <text:p>Huyo de las relaciones estrech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5" office:value-type="float" table:style-name="ce6">
            <text:p>225</text:p>
          </table:table-cell>
          <table:table-cell office:value-type="string">
            <text:p>Critico, culpo o ridiculizo a los demá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6" office:value-type="float" table:style-name="ce6">
            <text:p>226</text:p>
          </table:table-cell>
          <table:table-cell office:value-type="string">
            <text:p>Me siento víctima, o que se aprovechan de mí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7" office:value-type="float" table:style-name="ce6">
            <text:p>227</text:p>
          </table:table-cell>
          <table:table-cell office:value-type="string">
            <text:p>Veo TV más de dos horas al dí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8" office:value-type="float" table:style-name="ce6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29" office:value-type="float" table:style-name="ce6">
            <text:p>229</text:p>
          </table:table-cell>
          <table:table-cell office:value-type="string">
            <text:p>Me fastidian las personas con quienes me encuentr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0" office:value-type="float" table:style-name="ce6">
            <text:p>230</text:p>
          </table:table-cell>
          <table:table-cell office:value-type="string">
            <text:p>Accidentes o herid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1" office:value-type="float" table:style-name="ce6">
            <text:p>231</text:p>
          </table:table-cell>
          <table:table-cell office:value-type="string">
            <text:p>Me cuesta trabajo concentrarme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office:value-type="string" table:style-name="ce5">
            <text:p>Síntomas emocionales</text:p>
          </table:table-cell>
          <table:table-cell table:number-columns-repeated="7"/>
        </table:table-row>
        <table:table-row table:style-name="ro7">
          <table:table-cell office:value="232" office:value-type="float" table:style-name="ce6">
            <text:p>232</text:p>
          </table:table-cell>
          <table:table-cell office:value-type="string">
            <text:p>Me abruma el trabaj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3" office:value-type="float" table:style-name="ce6">
            <text:p>233</text:p>
          </table:table-cell>
          <table:table-cell office:value-type="string">
            <text:p>Me distraigo fácimen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4" office:value-type="float" table:style-name="ce6">
            <text:p>234</text:p>
          </table:table-cell>
          <table:table-cell office:value-type="string">
            <text:p>No puedo quitarme una cosa de la cabeza y estoy siempre preocup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5" office:value-type="float" table:style-name="ce6">
            <text:p>235</text:p>
          </table:table-cell>
          <table:table-cell office:value-type="string">
            <text:p>Me siento deprimido, desaletado o sin esperanz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6" office:value-type="float" table:style-name="ce6">
            <text:p>236</text:p>
          </table:table-cell>
          <table:table-cell office:value-type="string">
            <text:p>Me siento solo 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7" office:value-type="float" table:style-name="ce6">
            <text:p>237</text:p>
          </table:table-cell>
          <table:table-cell office:value-type="string">
            <text:p>Pierdo la memori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8" office:value-type="float" table:style-name="ce6">
            <text:p>238</text:p>
          </table:table-cell>
          <table:table-cell office:value-type="string">
            <text:p>Me siento fatigado o abrumad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39" office:value-type="float" table:style-name="ce6">
            <text:p>239</text:p>
          </table:table-cell>
          <table:table-cell office:value-type="string">
            <text:p>Me cuesta trabajo resolverme o tomar decisione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7">
          <table:table-cell office:value="240" office:value-type="float" table:style-name="ce6">
            <text:p>240</text:p>
          </table:table-cell>
          <table:table-cell office:value-type="string">
            <text:p>Me cuesta trabajo empezar o tranquilizarm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1">
          <table:table-cell table:style-name="ce6"/>
          <table:table-cell office:value-type="string" table:style-name="ce12">
            <text:p>Total</text:p>
          </table:table-cell>
          <table:table-cell office:value="0" office:value-type="float" table:formula="of:=SUM([.C298:.C328])" table:style-name="ce12">
            <text:p>0</text:p>
          </table:table-cell>
          <table:table-cell office:value="0" office:value-type="float" table:formula="of:=SUM([.D298:.D328])" table:style-name="ce12">
            <text:p>0</text:p>
          </table:table-cell>
          <table:table-cell office:value="0" office:value-type="float" table:formula="of:=SUM([.E298:.E328])" table:style-name="ce12">
            <text:p>0</text:p>
          </table:table-cell>
          <table:table-cell office:value="0" office:value-type="float" table:formula="of:=SUM([.F298:.F328])" table:style-name="ce12">
            <text:p>0</text:p>
          </table:table-cell>
          <table:table-cell office:value="0" office:value-type="float" table:formula="of:=SUM([.C329:.F329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7">
          <table:table-cell office:value-type="string" table:style-name="ce5">
            <text:p>Escala 19</text:p>
          </table:table-cell>
          <table:table-cell office:value-type="string">
            <text:p>Calidad de la vida</text:p>
          </table:table-cell>
          <table:table-cell table:number-columns-repeated="12"/>
        </table:table-row>
        <table:table-row table:style-name="ro12">
          <table:table-cell/>
          <table:table-cell office:value-type="string" table:style-name="ce11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1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16">
          <table:table-cell office:value="241" office:value-type="float" table:style-name="ce6">
            <text:p>241</text:p>
          </table:table-cell>
          <table:table-cell office:value-type="string">
            <text:p>Estoy muy satisfecho con mi vid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2" office:value-type="float" table:style-name="ce6">
            <text:p>242</text:p>
          </table:table-cell>
          <table:table-cell office:value-type="string">
            <text:p>Me siento enérgico, féliz y lleno de salud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3" office:value-type="float" table:style-name="ce6">
            <text:p>243</text:p>
          </table:table-cell>
          <table:table-cell office:value-type="string">
            <text:p>Tengo sentimiento de paz interior y bienestar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4" office:value-type="float" table:style-name="ce6">
            <text:p>244</text:p>
          </table:table-cell>
          <table:table-cell office:value-type="string">
            <text:p>Necesitaría hacer indicador1s cambios en mi vida para ser realmente feliz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6">
          <table:table-cell office:value="245" office:value-type="float" table:style-name="ce6">
            <text:p>245</text:p>
          </table:table-cell>
          <table:table-cell office:value-type="string">
            <text:p>Mi vida satisface mis más hondas necesidades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6" office:value-type="float" table:style-name="ce6">
            <text:p>246</text:p>
          </table:table-cell>
          <table:table-cell office:value-type="string">
            <text:p>He obtenido menos de lo que esperaba de la vida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6">
          <table:table-cell office:value="247" office:value-type="float" table:style-name="ce6">
            <text:p>247</text:p>
          </table:table-cell>
          <table:table-cell office:value-type="string">
            <text:p>Me gusta ser exactamente como soy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8" office:value-type="float" table:style-name="ce6">
            <text:p>248</text:p>
          </table:table-cell>
          <table:table-cell office:value-type="string">
            <text:p>Para mi el trabajo es una divers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49" office:value-type="float" table:style-name="ce6">
            <text:p>249</text:p>
          </table:table-cell>
          <table:table-cell office:value-type="string">
            <text:p>he encotradao trabajo significativ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0" office:value-type="float" table:style-name="ce6">
            <text:p>250</text:p>
          </table:table-cell>
          <table:table-cell office:value-type="string">
            <text:p>Voy por un camino que me trae satifación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1" office:value-type="float" table:style-name="ce6">
            <text:p>251</text:p>
          </table:table-cell>
          <table:table-cell office:value-type="string">
            <text:p>He aprovechado al máximo mis capacidade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334:.C344])" table:style-name="ce12">
            <text:p>0</text:p>
          </table:table-cell>
          <table:table-cell office:value="0" office:value-type="float" table:formula="of:=SUM([.D334:.D344])" table:style-name="ce12">
            <text:p>0</text:p>
          </table:table-cell>
          <table:table-cell office:value="0" office:value-type="float" table:formula="of:=SUM([.E334:.E344])" table:style-name="ce12">
            <text:p>0</text:p>
          </table:table-cell>
          <table:table-cell office:value="0" office:value-type="float" table:formula="of:=SUM([.F334:.F344])" table:style-name="ce12">
            <text:p>0</text:p>
          </table:table-cell>
          <table:table-cell office:value="0" office:value-type="float" table:formula="of:=SUM([.C345:.F345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6">
          <table:table-cell office:value-type="string" table:style-name="ce5">
            <text:p>Escala 20</text:p>
          </table:table-cell>
          <table:table-cell office:value-type="string">
            <text:p>Cociente de relaciones</text:p>
          </table:table-cell>
          <table:table-cell table:number-columns-repeated="12"/>
        </table:table-row>
        <table:table-row table:style-name="ro17">
          <table:table-cell/>
          <table:table-cell office:value-type="string" table:style-name="ce11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6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16">
          <table:table-cell office:value="252" office:value-type="float" table:style-name="ce6">
            <text:p>252</text:p>
          </table:table-cell>
          <table:table-cell office:value-type="string">
            <text:p>Hay personas con quienes me conecto a un nivel más hond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3" office:value-type="float" table:style-name="ce6">
            <text:p>253</text:p>
          </table:table-cell>
          <table:table-cell office:value-type="string">
            <text:p>Soy franco con las personas sercanas a mi y ellas lo son conmig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4" office:value-type="float" table:style-name="ce6">
            <text:p>254</text:p>
          </table:table-cell>
          <table:table-cell office:value-type="string">
            <text:p>He amado profundamente a otra per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5" office:value-type="float" table:style-name="ce6">
            <text:p>255</text:p>
          </table:table-cell>
          <table:table-cell office:value-type="string">
            <text:p>Generalmente encuentro perosonas con quienes hacer vida social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6" office:value-type="float" table:style-name="ce6">
            <text:p>256</text:p>
          </table:table-cell>
          <table:table-cell office:value-type="string">
            <text:p>Soy capaz de hacer compromisos a largo plazo con otra perosona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7" office:value-type="float" table:style-name="ce6">
            <text:p>257</text:p>
          </table:table-cell>
          <table:table-cell office:value-type="string">
            <text:p>Sé que soy importa para los que entán más serca d mí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58" office:value-type="float" table:style-name="ce6">
            <text:p>258</text:p>
          </table:table-cell>
          <table:table-cell office:value-type="string">
            <text:p>Encuentro fácil decirles a los demás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350:.C356])" table:style-name="ce12">
            <text:p>0</text:p>
          </table:table-cell>
          <table:table-cell office:value="0" office:value-type="float" table:formula="of:=SUM([.D350:.D356])" table:style-name="ce12">
            <text:p>0</text:p>
          </table:table-cell>
          <table:table-cell office:value="0" office:value-type="float" table:formula="of:=SUM([.E350:.E356])" table:style-name="ce12">
            <text:p>0</text:p>
          </table:table-cell>
          <table:table-cell office:value="0" office:value-type="float" table:formula="of:=SUM([.F350:.F356])" table:style-name="ce12">
            <text:p>0</text:p>
          </table:table-cell>
          <table:table-cell office:value="0" office:value-type="float" table:formula="of:=SUM([.C357:.F357])" table:style-name="ce12">
            <text:p>0</text:p>
          </table:table-cell>
          <table:table-cell table:number-columns-repeated="7"/>
        </table:table-row>
        <table:table-row table:style-name="ro7">
          <table:table-cell table:number-columns-repeated="14"/>
        </table:table-row>
        <table:table-row table:style-name="ro16">
          <table:table-cell office:value-type="string" table:style-name="ce5">
            <text:p>Escala 21</text:p>
          </table:table-cell>
          <table:table-cell office:value-type="string">
            <text:p>Óptimo rendimiento</text:p>
          </table:table-cell>
          <table:table-cell table:number-columns-repeated="12"/>
        </table:table-row>
        <table:table-row table:style-name="ro17">
          <table:table-cell/>
          <table:table-cell office:value-type="string" table:style-name="ce11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16">
          <table:table-cell/>
          <table:table-cell office:value-type="string" table:style-name="ce12">
            <text:p>Items</text:p>
          </table:table-cell>
          <table:table-cell office:value-type="string" table:style-name="ce13">
            <text:p>Muy bien</text:p>
          </table:table-cell>
          <table:table-cell office:value-type="string" table:style-name="ce13">
            <text:p>Moderadamente bien</text:p>
          </table:table-cell>
          <table:table-cell office:value-type="string" table:style-name="ce13">
            <text:p>Un poco</text:p>
          </table:table-cell>
          <table:table-cell office:value-type="string" table:style-name="ce13">
            <text:p>Nada bien</text:p>
          </table:table-cell>
          <table:table-cell table:number-columns-repeated="8"/>
        </table:table-row>
        <table:table-row table:style-name="ro16">
          <table:table-cell office:value="259" office:value-type="float" table:style-name="ce6">
            <text:p>259</text:p>
          </table:table-cell>
          <table:table-cell office:value-type="string">
            <text:p>Estoy satisfecho con mi desempeño en el trabaj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60" office:value-type="float" table:style-name="ce6">
            <text:p>260</text:p>
          </table:table-cell>
          <table:table-cell office:value-type="string">
            <text:p>Mis compañeros de trabajo dirían que yo facilito buenas comunicaciones entre los miembros de mi grupo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61" office:value-type="float" table:style-name="ce6">
            <text:p>261</text:p>
          </table:table-cell>
          <table:table-cell office:value-type="string">
            <text:p>Me siento distante en el trabajo y no participante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6">
          <table:table-cell office:value="262" office:value-type="float" table:style-name="ce6">
            <text:p>262</text:p>
          </table:table-cell>
          <table:table-cell office:value-type="string">
            <text:p>Me es difícil prestar atención a las tareas de trabajo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6">
          <table:table-cell office:value="263" office:value-type="float" table:style-name="ce6">
            <text:p>263</text:p>
          </table:table-cell>
          <table:table-cell office:value-type="string">
            <text:p>En mi equipo de trabaajo participo en la toma de decisiones 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6">
          <table:table-cell office:value="264" office:value-type="float" table:style-name="ce6">
            <text:p>264</text:p>
          </table:table-cell>
          <table:table-cell office:value-type="string">
            <text:p>Me cuesta trabajo cumplir los compromisos o completar las tareas</text:p>
          </table:table-cell>
          <table:table-cell office:value="0.0" office:value-type="float">
            <text:p>0.0</text:p>
          </table:table-cell>
          <table:table-cell office:value="0" office:value-type="float" table:number-columns-repeated="3">
            <text:p>0</text:p>
          </table:table-cell>
          <table:table-cell table:number-columns-repeated="8"/>
        </table:table-row>
        <table:table-row table:style-name="ro16">
          <table:table-cell office:value="265" office:value-type="float" table:style-name="ce6">
            <text:p>265</text:p>
          </table:table-cell>
          <table:table-cell office:value-type="string">
            <text:p>Mi rendimiento en el trabajo es siempre el mejor de que soy capaz</text:p>
          </table:table-cell>
          <table:table-cell office:value="3.0" office:value-type="float">
            <text:p>3.0</text:p>
          </table:table-cell>
          <table:table-cell office:value="0" office:value-type="float" table:number-columns-repeated="3">
            <text:p>3</text:p>
          </table:table-cell>
          <table:table-cell table:number-columns-repeated="8"/>
        </table:table-row>
        <table:table-row table:style-name="ro11">
          <table:table-cell/>
          <table:table-cell office:value-type="string" table:style-name="ce12">
            <text:p>Total</text:p>
          </table:table-cell>
          <table:table-cell office:value="0" office:value-type="float" table:formula="of:=SUM([.C362:.C368])" table:style-name="ce12">
            <text:p>0</text:p>
          </table:table-cell>
          <table:table-cell office:value="0" office:value-type="float" table:formula="of:=SUM([.D362:.D368])" table:style-name="ce12">
            <text:p>0</text:p>
          </table:table-cell>
          <table:table-cell office:value="0" office:value-type="float" table:formula="of:=SUM([.E362:.E368])" table:style-name="ce12">
            <text:p>0</text:p>
          </table:table-cell>
          <table:table-cell office:value="0" office:value-type="float" table:formula="of:=SUM([.F362:.F368])" table:style-name="ce12">
            <text:p>0</text:p>
          </table:table-cell>
          <table:table-cell office:value="0" office:value-type="float" table:formula="of:=SUM([.C369:.F369])" table:style-name="ce12">
            <text:p>0</text:p>
          </table:table-cell>
          <table:table-cell table:number-columns-repeated="7"/>
        </table:table-row>
      </table:table>
      <table:table table:name="resumen" table:style-name="ta1">
        <table:table-column table:default-cell-style-name="Default" table:style-name="co5"/>
        <table:table-column table:default-cell-style-name="Default" table:number-columns-repeated="21" table:style-name="co6"/>
        <table:table-row table:style-name="ro2">
          <table:table-cell office:value-type="string">
            <text:p>Cuadro de CE</text:p>
          </table:table-cell>
          <table:table-cell table:number-columns-repeated="21"/>
        </table:table-row>
        <table:table-row table:style-name="ro10">
          <table:table-cell/>
          <table:table-cell office:value-type="string" table:style-name="ce9">
            <text:p>Sucesos de la vida</text:p>
          </table:table-cell>
          <table:table-cell office:value-type="string" table:style-name="ce9">
            <text:p>Presiones del trabajo</text:p>
          </table:table-cell>
          <table:table-cell office:value-type="string" table:style-name="ce9">
            <text:p>Presiones personales</text:p>
          </table:table-cell>
          <table:table-cell office:value-type="string" table:style-name="ce9">
            <text:p>Conciencia emocional de sí mismo</text:p>
          </table:table-cell>
          <table:table-cell office:value-type="string" table:style-name="ce9">
            <text:p>Expresión emocional</text:p>
          </table:table-cell>
          <table:table-cell office:value-type="string" table:style-name="ce9">
            <text:p>Conciencia emocional de otros</text:p>
          </table:table-cell>
          <table:table-cell office:value-type="string" table:style-name="ce9">
            <text:p>Intención</text:p>
          </table:table-cell>
          <table:table-cell office:value-type="string" table:style-name="ce9">
            <text:p>Creatividad</text:p>
          </table:table-cell>
          <table:table-cell office:value-type="string" table:style-name="ce9">
            <text:p>Elasticidad</text:p>
          </table:table-cell>
          <table:table-cell office:value-type="string" table:style-name="ce9">
            <text:p>Conexiones interpersonales</text:p>
          </table:table-cell>
          <table:table-cell office:value-type="string" table:style-name="ce9">
            <text:p>Descontento constructivo</text:p>
          </table:table-cell>
          <table:table-cell office:value-type="string" table:style-name="ce9">
            <text:p>Compasión</text:p>
          </table:table-cell>
          <table:table-cell office:value-type="string" table:style-name="ce9">
            <text:p>Perspectiva</text:p>
          </table:table-cell>
          <table:table-cell office:value-type="string" table:style-name="ce9">
            <text:p>Intuición</text:p>
          </table:table-cell>
          <table:table-cell office:value-type="string" table:style-name="ce9">
            <text:p>Radio de confianza</text:p>
          </table:table-cell>
          <table:table-cell office:value-type="string" table:style-name="ce9">
            <text:p>Poder personal</text:p>
          </table:table-cell>
          <table:table-cell office:value-type="string" table:style-name="ce9">
            <text:p>Integridad</text:p>
          </table:table-cell>
          <table:table-cell office:value-type="string" table:style-name="ce9">
            <text:p>Salud general</text:p>
          </table:table-cell>
          <table:table-cell office:value-type="string" table:style-name="ce9">
            <text:p>Calidad de vida</text:p>
          </table:table-cell>
          <table:table-cell office:value-type="string" table:style-name="ce9">
            <text:p>Conciente de relaciones</text:p>
          </table:table-cell>
          <table:table-cell office:value-type="string" table:style-name="ce9">
            <text:p>Óptimo rendimiento</text:p>
          </table:table-cell>
        </table:table-row>
        <table:table-row table:style-name="ro2">
          <table:table-cell office:value-type="string" table:style-name="ce8">
            <text:p>Puntaje</text:p>
          </table:table-cell>
          <table:table-cell office:value="1" office:value-type="float" table:style-name="ce8">
            <text:p>1</text:p>
          </table:table-cell>
          <table:table-cell office:value="2" office:value-type="float" table:style-name="ce8">
            <text:p>2</text:p>
          </table:table-cell>
          <table:table-cell office:value="3" office:value-type="float" table:style-name="ce8">
            <text:p>3</text:p>
          </table:table-cell>
          <table:table-cell office:value="4" office:value-type="float" table:style-name="ce8">
            <text:p>4</text:p>
          </table:table-cell>
          <table:table-cell office:value="5" office:value-type="float" table:style-name="ce8">
            <text:p>5</text:p>
          </table:table-cell>
          <table:table-cell office:value="6" office:value-type="float" table:style-name="ce8">
            <text:p>6</text:p>
          </table:table-cell>
          <table:table-cell office:value="7" office:value-type="float" table:style-name="ce8">
            <text:p>7</text:p>
          </table:table-cell>
          <table:table-cell office:value="8" office:value-type="float" table:style-name="ce8">
            <text:p>8</text:p>
          </table:table-cell>
          <table:table-cell office:value="9" office:value-type="float" table:style-name="ce8">
            <text:p>9</text:p>
          </table:table-cell>
          <table:table-cell office:value="10" office:value-type="float" table:style-name="ce8">
            <text:p>10</text:p>
          </table:table-cell>
          <table:table-cell office:value="11" office:value-type="float" table:style-name="ce8">
            <text:p>11</text:p>
          </table:table-cell>
          <table:table-cell office:value="12" office:value-type="float" table:style-name="ce8">
            <text:p>12</text:p>
          </table:table-cell>
          <table:table-cell office:value="13" office:value-type="float" table:style-name="ce8">
            <text:p>13</text:p>
          </table:table-cell>
          <table:table-cell office:value="14" office:value-type="float" table:style-name="ce8">
            <text:p>14</text:p>
          </table:table-cell>
          <table:table-cell office:value="15" office:value-type="float" table:style-name="ce8">
            <text:p>15</text:p>
          </table:table-cell>
          <table:table-cell office:value="16" office:value-type="float" table:style-name="ce8">
            <text:p>16</text:p>
          </table:table-cell>
          <table:table-cell office:value="17" office:value-type="float" table:style-name="ce8">
            <text:p>17</text:p>
          </table:table-cell>
          <table:table-cell office:value="18" office:value-type="float" table:style-name="ce8">
            <text:p>18</text:p>
          </table:table-cell>
          <table:table-cell office:value="19" office:value-type="float" table:style-name="ce8">
            <text:p>19</text:p>
          </table:table-cell>
          <table:table-cell office:value="20" office:value-type="float" table:style-name="ce8">
            <text:p>20</text:p>
          </table:table-cell>
          <table:table-cell office:value="21" office:value-type="float" table:style-name="ce8">
            <text:p>21</text:p>
          </table:table-cell>
        </table:table-row>
        <table:table-row table:style-name="ro2">
          <table:table-cell office:value-type="string">
            <text:p>Óptimo</text:p>
          </table:table-cell>
          <table:table-cell table:number-columns-repeated="21"/>
        </table:table-row>
        <table:table-row table:style-name="ro2">
          <table:table-cell office:value-type="string">
            <text:p>Diestro</text:p>
          </table:table-cell>
          <table:table-cell table:number-columns-repeated="21"/>
        </table:table-row>
        <table:table-row table:style-name="ro5">
          <table:table-cell office:value-type="string">
            <text:p>Vulnerable</text:p>
          </table:table-cell>
          <table:table-cell table:number-columns-repeated="21"/>
        </table:table-row>
        <table:table-row table:style-name="ro2">
          <table:table-cell office:value-type="string">
            <text:p>Cautela</text:p>
          </table:table-cell>
          <table:table-cell table:number-columns-repeated="21"/>
        </table:table-row>
        <table:table-row table:style-name="ro2">
          <table:table-cell office:value-type="string" table:style-name="ce8">
            <text:p>Zona de rendimiento</text:p>
          </table:table-cell>
          <table:table-cell office:value-type="string" table:number-columns-spanned="3" table:number-rows-spanned="1" table:style-name="ce10">
            <text:p>Ambiente actual</text:p>
          </table:table-cell>
          <table:covered-table-cell table:number-columns-repeated="2" table:style-name="ce8"/>
          <table:table-cell table:number-columns-repeated="18"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Lucida Sans" svg:font-family="'Lucida Sans'"/>
    <style:font-face style:font-family-generic="system" style:font-pitch="variable" style:name="Tahoma" svg:font-family="Tahoma"/>
    <style:font-face style:font-family-generic="system" style:font-pitch="variable" style:name="宋体" svg:font-family="宋体"/>
  </office:font-face-decls>
  <office:styles>
    <style:default-style style:family="table-cell">
      <style:paragraph-properties style:tab-stop-distance="1.27cm"/>
      <style:text-properties fo:country="US" fo:language="en" style:country-asian="CN" style:country-complex="IN" style:font-name="Arial" style:font-name-asian="Arial Unicode MS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9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9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9P0" style:condition="value()&gt;=0"/>
    </number:currency-style>
    <style:style style:family="table-cell" style:name="Default">
      <style:text-properties style:font-name-asian="宋体" style:font-name-complex="Lucida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9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9:2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2-22T19:23:15.74</dc:date>
    <meta:editing-duration>PT3H7M26S</meta:editing-duration>
    <meta:editing-cycles>138</meta:editing-cycles>
    <meta:generator>LibreOffice/3.4$Win32 LibreOffice_project/340m1$Build-402</meta:generator>
    <meta:document-statistic meta:table-count="2" meta:cell-count="1744" meta:object-count="0"/>
  </office:meta>
</office:document-meta>
</file>